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9966" draw:textarea-horizontal-align="center" draw:textarea-vertical-align="middle" draw:shadow="visible"/>
    </style:style>
    <style:style style:name="gr2" style:family="graphic" style:parent-style-name="standard">
      <style:graphic-properties draw:fill="solid" draw:textarea-horizontal-align="center" draw:textarea-vertical-align="middle" draw:shadow="visible"/>
    </style:style>
    <style:style style:name="gr3" style:family="graphic" style:parent-style-name="standard">
      <style:graphic-properties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draw:shadow="visible"/>
    </style:style>
    <style:style style:name="gr5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 draw:shadow="hidden"/>
    </style:style>
    <style:style style:name="gr8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 draw:shadow="hidden"/>
    </style:style>
    <style:style style:name="gr9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 fo:font-weight="bold"/>
    </style:style>
    <style:style style:name="P3" style:family="paragraph">
      <style:paragraph-properties fo:text-align="center"/>
    </style:style>
    <style:style style:name="T1" style:family="text">
      <style:text-properties fo:font-size="32pt" fo:font-weight="bold"/>
    </style:style>
    <style:style style:name="T2" style:family="text">
      <style:text-properties fo:font-size="16pt" fo:font-weight="bold"/>
    </style:style>
    <style:style style:name="T3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10.755cm" svg:height="8.377cm" svg:x="5.512cm" svg:y="1.947cm">
          <text:p text:style-name="P1"><text:span text:style-name="T1">RDBMS</text:span></text:p>
          <text:p text:style-name="P1"><text:span text:style-name="T2"/></text:p>
          <text:p text:style-name="P1"><text:span text:style-name="T3">qbean table</text:span></text:p>
        </draw:ellipse>
        <draw:rect draw:style-name="gr2" draw:text-style-name="P1" draw:id="id2" draw:layer="layout" svg:width="3.365cm" svg:height="2.053cm" svg:x="1.229cm" svg:y="13.186cm">
          <text:p text:style-name="P1">Q2</text:p>
        </draw:rect>
        <draw:rect draw:style-name="gr3" draw:text-style-name="P1" draw:id="id5" draw:layer="layout" svg:width="3.256cm" svg:height="1.999cm" svg:x="5.445cm" svg:y="13.242cm">
          <text:p text:style-name="P1">Q2</text:p>
        </draw:rect>
        <draw:rect draw:style-name="gr3" draw:text-style-name="P1" draw:id="id7" draw:layer="layout" svg:width="3.095cm" svg:height="1.998cm" svg:x="9.443cm" svg:y="13.242cm">
          <text:p text:style-name="P1">Q2</text:p>
        </draw:rect>
        <draw:custom-shape draw:style-name="gr4" draw:text-style-name="P1" draw:id="id4" draw:layer="layout" svg:width="2.054cm" svg:height="1.892cm" svg:x="3.08cm" svg:y="17.186cm">
          <text:p text:style-name="P1">deploy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line draw:style-name="gr5" draw:text-style-name="P3" draw:id="id1" draw:layer="layout" svg:x1="10.809cm" svg:y1="11.998cm" svg:x2="10.809cm" svg:y2="10.647cm">
          <text:p/>
        </draw:line>
        <draw:connector draw:style-name="gr5" draw:text-style-name="P3" draw:layer="layout" svg:x1="10.809cm" svg:y1="11.998cm" svg:x2="2.911cm" svg:y2="13.186cm" draw:start-shape="id1" draw:start-glue-point="2" draw:end-shape="id2" draw:end-glue-point="0">
          <text:p/>
        </draw:connector>
        <draw:line draw:style-name="gr5" draw:text-style-name="P3" draw:id="id3" draw:layer="layout" svg:x1="10.809cm" svg:y1="12.106cm" svg:x2="10.809cm" svg:y2="13.241cm">
          <text:p/>
        </draw:line>
        <draw:connector draw:style-name="gr6" draw:text-style-name="P3" draw:layer="layout" svg:x1="10.809cm" svg:y1="12.106cm" svg:x2="10.809cm" svg:y2="12.106cm" draw:start-shape="id3" draw:start-glue-point="0" draw:end-shape="id3" draw:end-glue-point="0">
          <text:p/>
        </draw:connector>
        <draw:rect draw:style-name="gr3" draw:text-style-name="P1" draw:id="id9" draw:layer="layout" svg:width="3.095cm" svg:height="1.998cm" svg:x="13.12cm" svg:y="13.241cm">
          <text:p text:style-name="P1">Q2</text:p>
        </draw:rect>
        <draw:rect draw:style-name="gr3" draw:text-style-name="P1" draw:id="id11" draw:layer="layout" svg:width="3.095cm" svg:height="1.998cm" svg:x="16.902cm" svg:y="13.296cm">
          <text:p text:style-name="P1">Q2</text:p>
        </draw:rect>
        <draw:line draw:style-name="gr7" draw:text-style-name="P3" draw:layer="layout" svg:x1="7.08cm" svg:y1="12.052cm" svg:x2="7.08cm" svg:y2="13.241cm">
          <text:p/>
        </draw:line>
        <draw:line draw:style-name="gr7" draw:text-style-name="P3" draw:layer="layout" svg:x1="18.483cm" svg:y1="12.052cm" svg:x2="18.483cm" svg:y2="13.241cm">
          <text:p/>
        </draw:line>
        <draw:line draw:style-name="gr7" draw:text-style-name="P3" draw:layer="layout" svg:x1="14.592cm" svg:y1="11.944cm" svg:x2="14.592cm" svg:y2="13.187cm">
          <text:p/>
        </draw:line>
        <draw:line draw:style-name="gr8" draw:text-style-name="P3" draw:layer="layout" svg:x1="10.809cm" svg:y1="11.998cm" svg:x2="18.483cm" svg:y2="11.998cm">
          <text:p/>
        </draw:line>
        <draw:custom-shape draw:style-name="gr4" draw:text-style-name="P1" draw:layer="layout" svg:width="2.054cm" svg:height="1.892cm" svg:x="6.81cm" svg:y="17.186cm">
          <text:p text:style-name="P1">deploy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1" draw:layer="layout" svg:width="2.054cm" svg:height="1.892cm" svg:x="6.701cm" svg:y="17.132cm">
          <text:p text:style-name="P1">deploy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1" draw:layer="layout" svg:width="2.054cm" svg:height="1.892cm" svg:x="6.701cm" svg:y="17.132cm">
          <text:p text:style-name="P1">deploy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1" draw:id="id6" draw:layer="layout" svg:width="2.054cm" svg:height="1.892cm" svg:x="6.701cm" svg:y="17.132cm">
          <text:p text:style-name="P1">deploy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1" draw:id="id8" draw:layer="layout" svg:width="2.054cm" svg:height="1.892cm" svg:x="9.945cm" svg:y="17.076cm">
          <text:p text:style-name="P1"><text:s/>deploy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1" draw:id="id10" draw:layer="layout" svg:width="2.054cm" svg:height="1.892cm" svg:x="13.348cm" svg:y="17.023cm">
          <text:p text:style-name="P1"><text:s/>deploy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1" draw:id="id12" draw:layer="layout" svg:width="2.054cm" svg:height="1.892cm" svg:x="16.808cm" svg:y="17.129cm">
          <text:p text:style-name="P1"><text:s/>deploy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9" draw:text-style-name="P3" draw:layer="layout" svg:x1="2.911cm" svg:y1="15.239cm" svg:x2="4.107cm" svg:y2="17.186cm" draw:start-shape="id2" draw:start-glue-point="2" draw:end-shape="id4">
          <text:p/>
        </draw:connector>
        <draw:connector draw:style-name="gr9" draw:text-style-name="P3" draw:layer="layout" svg:x1="7.073cm" svg:y1="15.241cm" svg:x2="7.727cm" svg:y2="17.132cm" draw:start-shape="id5" draw:start-glue-point="2" draw:end-shape="id6" draw:end-glue-point="4">
          <text:p/>
        </draw:connector>
        <draw:connector draw:style-name="gr9" draw:text-style-name="P3" draw:layer="layout" svg:x1="10.99cm" svg:y1="15.24cm" svg:x2="10.971cm" svg:y2="17.076cm" draw:start-shape="id7" draw:start-glue-point="2" draw:end-shape="id8" draw:end-glue-point="4">
          <text:p/>
        </draw:connector>
        <draw:connector draw:style-name="gr9" draw:text-style-name="P3" draw:layer="layout" svg:x1="14.667cm" svg:y1="15.239cm" svg:x2="14.374cm" svg:y2="17.023cm" draw:start-shape="id9" draw:start-glue-point="2" draw:end-shape="id10" draw:end-glue-point="4">
          <text:p/>
        </draw:connector>
        <draw:connector draw:style-name="gr9" draw:text-style-name="P3" draw:layer="layout" svg:x1="18.449cm" svg:y1="15.294cm" svg:x2="17.834cm" svg:y2="17.129cm" draw:start-shape="id11" draw:start-glue-point="2" draw:end-shape="id12" draw:end-glue-point="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meta:initial-creator>Alejandro Revilla</meta:initial-creator>
    <meta:creation-date>2005-06-11T17:20:41</meta:creation-date>
    <dc:creator>Alejandro Revilla</dc:creator>
    <dc:date>2005-06-12T15:08:24</dc:date>
    <dc:language>en-US</dc:language>
    <meta:editing-cycles>6</meta:editing-cycles>
    <meta:editing-duration>PT21H15M2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